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86cm" fo:margin-left="-0.016cm" fo:margin-right="0.028cm" table:align="margins"/>
    </style:style>
    <style:style style:name="Tabell2.A" style:family="table-column">
      <style:table-column-properties style:column-width="2.669cm" style:rel-column-width="10296*"/>
    </style:style>
    <style:style style:name="Tabell2.B" style:family="table-column">
      <style:table-column-properties style:column-width="7.858cm" style:rel-column-width="30317*"/>
    </style:style>
    <style:style style:name="Tabell2.C" style:family="table-column">
      <style:table-column-properties style:column-width="1.826cm" style:rel-column-width="7043*"/>
    </style:style>
    <style:style style:name="Tabell2.D" style:family="table-column">
      <style:table-column-properties style:column-width="1.64cm" style:rel-column-width="6328*"/>
    </style:style>
    <style:style style:name="Tabell2.E" style:family="table-column">
      <style:table-column-properties style:column-width="1.561cm" style:rel-column-width="6022*"/>
    </style:style>
    <style:style style:name="Tabell2.F" style:family="table-column">
      <style:table-column-properties style:column-width="1.432cm" style:rel-column-width="5529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7" style:family="table-cell">
      <style:table-cell-properties fo:background-color="#ff00ff" fo:padding="0.097cm" fo:border-left="0.002cm solid #000000" fo:border-right="none" fo:border-top="none" fo:border-bottom="0.002cm solid #000000">
        <style:background-image/>
      </style:table-cell-properties>
    </style:style>
    <style:style style:name="Tabell2.F7" style:family="table-cell">
      <style:table-cell-properties fo:background-color="#ff00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2" style:family="table-cell">
      <style:table-cell-properties fo:background-color="#0099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3" style:family="table-cell">
      <style:table-cell-properties fo:padding="0.097cm" fo:border-left="0.002cm solid #000000" fo:border-right="none" fo:border-top="none" fo:border-bottom="0.002cm solid #000000"/>
    </style:style>
    <style:style style:name="Tabell2.F1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2.F1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weight-asian="normal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0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style:style style:name="T6" style:family="text">
      <style:text-properties fo:font-variant="normal" fo:text-transform="none" fo:color="#222222" style:font-name="helvetica" fo:font-size="22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K-3.2 </text:p>
          </table:table-cell>
          <table:table-cell table:style-name="Tabell2.A2" office:value-type="string">
            <text:p text:style-name="P2">Bara en karaktär har svar om ledtråd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>4h</text:p>
          </table:table-cell>
        </table:table-row>
        <table:table-row>
          <table:table-cell table:style-name="Tabell2.F2" table:number-columns-spanned="6" office:value-type="string">
            <text:p text:style-name="P2">-Fixade så man får olika svar<text:line-break/>-Fixade så svaren slumpas fram (shufflar AnswerCard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3">K-3.4</text:p>
          </table:table-cell>
          <table:table-cell table:style-name="Tabell2.A2" office:value-type="string">
            <text:list xml:id="list328320197761802056" text:style-name="L1">
              <text:list-header>
                <text:p text:style-name="P7">CrimeInfo, innehåller "NULL"</text:p>
              </text:list-header>
            </text:list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5h</text:p>
          </table:table-cell>
          <table:table-cell table:style-name="Tabell2.F2" office:value-type="string">
            <text:p text:style-name="Table_20_Contents">3h</text:p>
          </table:table-cell>
        </table:table-row>
        <table:table-row>
          <table:table-cell table:style-name="Tabell2.F2" table:number-columns-spanned="6" office:value-type="string">
            <text:p text:style-name="P3">-Fixat så det inte står null<text:line-break/>-Fixat så att istället för Hon/Han så kommer detta bli rätt automatiskt..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3">K-3.13</text:p>
          </table:table-cell>
          <table:table-cell table:style-name="Tabell2.A2" office:value-type="string">
            <text:list xml:id="list20534868" text:continue-numbering="true" text:style-name="L1">
              <text:list-header>
                <text:p text:style-name="P7">Påminna om tidspoäng när de börjar ta slut</text:p>
              </text:list-header>
            </text:list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1h</text:p>
          </table:table-cell>
          <table:table-cell table:style-name="Tabell2.F2" office:value-type="string">
            <text:p text:style-name="Table_20_Contents">1h</text:p>
          </table:table-cell>
        </table:table-row>
        <table:table-row>
          <table:table-cell table:style-name="Tabell2.A7" office:value-type="string">
            <text:p text:style-name="P3">K-3.11</text:p>
          </table:table-cell>
          <table:table-cell table:style-name="Tabell2.A7" office:value-type="string">
            <text:list xml:id="list20535823" text:continue-numbering="true" text:style-name="L1">
              <text:list-header>
                <text:p text:style-name="P7">Karaktärer säger sitt eget namn ibland</text:p>
              </text:list-header>
            </text:list>
          </table:table-cell>
          <table:table-cell table:style-name="Tabell2.A7" office:value-type="string">
            <text:p text:style-name="Table_20_Contents">Ej påbörjad</text:p>
          </table:table-cell>
          <table:table-cell table:style-name="Tabell2.A7" office:value-type="string">
            <text:p text:style-name="Table_20_Contents"/>
          </table:table-cell>
          <table:table-cell table:style-name="Tabell2.A7" office:value-type="string">
            <text:p text:style-name="Table_20_Contents">3h</text:p>
          </table:table-cell>
          <table:table-cell table:style-name="Tabell2.F7" office:value-type="string">
            <text:p text:style-name="Table_20_Contents"/>
          </table:table-cell>
        </table:table-row>
        <table:table-row>
          <table:table-cell table:style-name="Tabell2.F7" table:number-columns-spanned="6" office:value-type="string">
            <text:p text:style-name="P3">↑OBS stämmer denna? Har inte märkt av det på sistånde, kontrollera om denna stämmer...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2" office:value-type="string">
            <text:p text:style-name="P3">K-3.6</text:p>
          </table:table-cell>
          <table:table-cell table:style-name="Tabell2.A2" office:value-type="string">
            <text:list xml:id="list20543292" text:continue-numbering="true" text:style-name="L1">
              <text:list-header>
                <text:p text:style-name="P7">Tidspoäng som tar slut i konversation täcker GameOver skylt.</text:p>
              </text:list-header>
            </text:list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2h</text:p>
          </table:table-cell>
          <table:table-cell table:style-name="Tabell2.F2" office:value-type="string">
            <text:p text:style-name="Table_20_Contents">2h</text:p>
          </table:table-cell>
        </table:table-row>
        <table:table-row>
          <table:table-cell table:style-name="Tabell2.A2" office:value-type="string">
            <text:p text:style-name="P3">K-3.7 </text:p>
          </table:table-cell>
          <table:table-cell table:style-name="Tabell2.A2" office:value-type="string">
            <text:list xml:id="list20566735" text:continue-numbering="true" text:style-name="L1">
              <text:list-header>
                <text:p text:style-name="P7">ibland är allt inte klartladdat när spelet startats</text:p>
              </text:list-header>
            </text:list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3h</text:p>
          </table:table-cell>
          <table:table-cell table:style-name="Tabell2.F2" office:value-type="string">
            <text:p text:style-name="Table_20_Contents">4h</text:p>
          </table:table-cell>
        </table:table-row>
        <table:table-row>
          <table:table-cell table:style-name="Tabell2.F2" table:number-columns-spanned="6" office:value-type="string">
            <text:p text:style-name="P3">↑↑Nu startas spelet varje gång, men ibland så startas splet och vissa delar saknar bildreferenser...↑</text:p>
            <text:p text:style-name="P3">Check! -Fix = gör allt bildmaterial mycket mindre i plats för att fixa restrerande (? Möjlig lösning..? ) 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12" table:number-columns-spanned="6" office:value-type="string">
            <text:p text:style-name="P3">Saker som kan göra spelet bättre:<text:line-break/>-Animation när man dör(typ blodstänk på skärmen), Varning om sista tidspoängen<text:line-break/>-Ljud/musik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13" table:number-columns-spanned="2" office:value-type="string">
            <text:p text:style-name="Table_20_Contents"/>
          </table:table-cell>
          <table:covered-table-cell/>
          <table:table-cell table:style-name="Tabell2.A13" office:value-type="string">
            <text:p text:style-name="Table_20_Contents">Summa</text:p>
          </table:table-cell>
          <table:table-cell table:style-name="Tabell2.A13" office:value-type="string">
            <text:p text:style-name="Table_20_Contents"/>
          </table:table-cell>
          <table:table-cell table:style-name="Tabell2.A13" office:value-type="string">
            <text:p text:style-name="Table_20_Contents"/>
          </table:table-cell>
          <table:table-cell table:style-name="Tabell2.F13">
            <text:p text:style-name="Table_20_Contents"/>
          </table:table-cell>
        </table:table-row>
        <table:table-row>
          <table:table-cell table:style-name="Tabell2.A13" table:number-columns-spanned="2" office:value-type="string">
            <text:p text:style-name="Table_20_Contents"/>
          </table:table-cell>
          <table:covered-table-cell/>
          <table:table-cell table:style-name="Tabell2.A13" office:value-type="string">
            <text:p text:style-name="Table_20_Contents">Tid sedan föregående iteration</text:p>
          </table:table-cell>
          <table:table-cell table:style-name="Tabell2.A13" office:value-type="string">
            <text:p text:style-name="Table_20_Contents"/>
          </table:table-cell>
          <table:table-cell table:style-name="Tabell2.A13" office:value-type="string">
            <text:p text:style-name="Table_20_Contents"/>
          </table:table-cell>
          <table:table-cell table:style-name="Tabell2.F14" office:value-type="string">
            <text:p text:style-name="Table_20_Contents">204h</text:p>
          </table:table-cell>
        </table:table-row>
        <table:table-row>
          <table:table-cell table:style-name="Tabell2.A13" table:number-columns-spanned="2" office:value-type="string">
            <text:p text:style-name="Table_20_Contents"/>
          </table:table-cell>
          <table:covered-table-cell/>
          <table:table-cell table:style-name="Tabell2.A13" office:value-type="string">
            <text:p text:style-name="Table_20_Contents">Tid totalt i projektet</text:p>
          </table:table-cell>
          <table:table-cell table:style-name="Tabell2.A13" office:value-type="string">
            <text:p text:style-name="Table_20_Contents"/>
          </table:table-cell>
          <table:table-cell table:style-name="Tabell2.A13" office:value-type="string">
            <text:p text:style-name="Table_20_Contents"/>
          </table:table-cell>
          <table:table-cell table:style-name="Tabell2.F14" office:value-type="string">
            <text:p text:style-name="Table_20_Contents"/>
          </table:table-cell>
        </table:table-row>
        <table:table-row>
          <table:table-cell table:style-name="Tabell2.A13" table:number-columns-spanned="2" office:value-type="string">
            <text:p text:style-name="Table_20_Contents"/>
          </table:table-cell>
          <table:covered-table-cell/>
          <table:table-cell table:style-name="Tabell2.A13" office:value-type="string">
            <text:p text:style-name="Table_20_Contents">Tid Kvar</text:p>
          </table:table-cell>
          <table:table-cell table:style-name="Tabell2.A13" office:value-type="string">
            <text:p text:style-name="Table_20_Contents"/>
          </table:table-cell>
          <table:table-cell table:style-name="Tabell2.F14" table:number-columns-spanned="2" office:value-type="string">
            <text:p text:style-name="Table_20_Contents"><text:s/><text:span text:style-name="T6">36</text:span> h</text:p>
          </table:table-cell>
          <table:covered-table-cell/>
        </table:table-row>
      </table:table>
      <text:p text:style-name="P5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3">AF1.2</text:p>
          </table:table-cell>
          <table:table-cell table:style-name="Tabell1.A2" office:value-type="string">
            <text:list xml:id="list20537918" text:continue-numbering="true" text:style-name="L1">
              <text:list-header>
                <text:p text:style-name="P10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0536109" text:continue-numbering="true" text:style-name="L1">
              <text:list-header>
                <text:p text:style-name="P8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3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3"/>
            <text:p text:style-name="P3">Alla Buggar Fixade ! :D.<text:line-break/><text:span text:style-name="T1">Det som krånglade var att jag hade satt -1 i forLoopas. Bla.. </text:span></text:p>
            <text:p text:style-name="P3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0550054" text:continue-numbering="true" text:style-name="L1">
              <text:list-header>
                <text:p text:style-name="P8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3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3">Vad som är gjort: Funktion som tar hand om text data, man kan nu trycka på vilken fråga man vill ställa, bläddra upp och ner om det finns fler fråge-alternativ.<text:line-break/></text:p>
            <text:p text:style-name="P3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0546972" text:continue-numbering="true" text:style-name="L1">
              <text:list-header>
                <text:p text:style-name="P8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3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4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20558347" text:continue-numbering="true" text:style-name="L1">
              <text:list-header>
                <text:p text:style-name="P9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0539532" text:continue-numbering="true" text:style-name="L1">
              <text:list-header>
                <text:p text:style-name="P8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0566960" text:continue-numbering="true" text:style-name="L1">
              <text:list-header>
                <text:p text:style-name="P8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0537514" text:continue-numbering="true" text:style-name="L1">
              <text:list-header>
                <text:p text:style-name="P8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3">Funktionen är klar till större del! Det som behövs göras :<text:line-break/>-Se till att bilderna får bättre storlek</text:p>
            <text:p text:style-name="P3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20553722" text:continue-numbering="true" text:style-name="L1">
              <text:list-header>
                <text:p text:style-name="P9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0544253" text:continue-numbering="true" text:style-name="L1">
              <text:list-header>
                <text:p text:style-name="P9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0544529" text:continue-numbering="true" text:style-name="L1">
              <text:list-header>
                <text:p text:style-name="P9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20540349" text:continue-numbering="true" text:style-name="L1">
              <text:list-header>
                <text:p text:style-name="P9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helvetica" svg:font-family="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1DT19H51M20S</meta:editing-duration>
    <meta:editing-cycles>233</meta:editing-cycles>
    <meta:generator>OpenOffice.org/3.4.1$Win32 OpenOffice.org_project/341m1$Build-9593</meta:generator>
    <dc:date>2014-07-19T00:39:37.75</dc:date>
    <meta:document-statistic meta:table-count="2" meta:image-count="0" meta:object-count="0" meta:page-count="3" meta:paragraph-count="121" meta:word-count="711" meta:character-count="4116"/>
    <meta:user-defined meta:name="Info 1"/>
    <meta:user-defined meta:name="Info 2"/>
    <meta:user-defined meta:name="Info 3"/>
    <meta:user-defined meta:name="Info 4"/>
  </office:meta>
</office:document-meta>
</file>